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9.869cm" style:auto-text-indent="false"/>
    </style:style>
    <style:style style:name="P2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3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#include AL/commun/dateAdresse/dateAdresse#%</text:p>
      <text:p text:style-name="P3"/>
      <text:p text:style-name="P3"/>
      <text:p text:style-name="Standard"/>
      <text:p text:style-name="Standard"/>
      <text:p text:style-name="Standard"/>
      <text:p text:style-name="Standard">%#include AL/echeances/droitsEcheancesAllocataireCommun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margin-left="0cm" fo:margin-right="0cm" fo:text-indent="9.869cm" style:auto-text-indent="false"/>
    </style:style>
    <style:style style:name="P2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page-layout style:name="pm1">
      <style:page-layout-properties fo:page-width="21.001cm" fo:page-height="29.7cm" style:num-format="1" style:print-orientation="portrait" fo:margin-top="1.499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4.001cm" fo:margin-left="0cm" fo:margin-right="0cm" fo:margin-bottom="0cm" style:dynamic-spacing="false"/>
      </style:header-style>
      <style:footer-style>
        <style:header-footer-properties svg:height="1.164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Standard">%#include AL/commun/dateAdresse/adresse#%</text:p>
        <text:p text:style-name="Standard"/>
        <text:p text:style-name="P1"/>
        <text:p text:style-name="P1"/>
        <text:p text:style-name="P2"/>
        <text:p text:style-name="P1"/>
        <text:p text:style-name="P1"/>
        <text:p text:style-name="P1"/>
        <text:p text:style-name="P1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1-04T15:20:01</meta:creation-date>
    <dc:creator>pta</dc:creator>
    <dc:date>2011-08-22T14:35:07</dc:date>
    <meta:editing-cycles>86</meta:editing-cycles>
    <meta:editing-duration>PT18H49M4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14" meta:character-count="143"/>
  </office:meta>
</office:document-meta>
</file>